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23%" draw:opacity-name="" draw:textarea-horizontal-align="justify" draw:textarea-vertical-align="middle" draw:auto-grow-height="false" fo:min-height="4.048cm" fo:min-width="10.676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0.438cm" fo:min-width="0.569cm"/>
    </style:style>
    <style:style style:name="gr4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vertical-align="middle" draw:auto-grow-height="false" fo:min-height="0cm" fo:min-width="0.084cm"/>
    </style:style>
    <style:style style:name="gr9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10" style:family="graphic" style:parent-style-name="standard">
      <style:graphic-properties draw:fill="solid" draw:fill-color="#729fcf" draw:opacity="23%" draw:opacity-name="" draw:textarea-horizontal-align="justify" draw:textarea-vertical-align="middle" draw:auto-grow-height="false" fo:min-height="3.948cm" fo:min-width="1.581cm"/>
    </style:style>
    <style:style style:name="gr11" style:family="graphic" style:parent-style-name="standard">
      <style:graphic-properties draw:textarea-horizontal-align="justify" draw:textarea-vertical-align="middle" draw:auto-grow-height="false" fo:min-height="0.437cm" fo:min-width="0.569cm"/>
    </style:style>
    <style:style style:name="gr1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3" style:family="graphic" style:parent-style-name="standard">
      <style:graphic-properties draw:fill="solid" draw:fill-color="#729fcf" draw:opacity="23%" draw:opacity-name="" draw:textarea-horizontal-align="justify" draw:textarea-vertical-align="middle" draw:auto-grow-height="false" fo:min-height="3.636cm" fo:min-width="10.676cm"/>
    </style:style>
    <style:style style:name="gr14" style:family="graphic" style:parent-style-name="standard">
      <style:graphic-properties draw:fill-color="#ffb66c" draw:opacity="20%" draw:opacity-name="" draw:textarea-horizontal-align="justify" draw:textarea-vertical-align="middle" draw:auto-grow-height="false" fo:min-height="0.331cm" fo:min-width="1.278cm"/>
    </style:style>
    <style:style style:name="gr15" style:family="graphic" style:parent-style-name="standard">
      <style:graphic-properties draw:fill="solid" draw:fill-color="#729fcf" draw:opacity="23%" draw:opacity-name="" draw:textarea-horizontal-align="justify" draw:textarea-vertical-align="middle" draw:auto-grow-height="false" fo:min-height="3.574cm" fo:min-width="1.581cm"/>
    </style:style>
    <style:style style:name="gr16" style:family="graphic" style:parent-style-name="standard">
      <style:graphic-properties draw:textarea-horizontal-align="justify" draw:textarea-vertical-align="middle" draw:auto-grow-height="false" fo:min-height="0.767cm" fo:min-width="0cm"/>
    </style:style>
    <style:style style:name="P1" style:family="paragraph">
      <loext:graphic-properties draw:fill="solid" draw:fill-color="#729fcf" draw:opacity="23%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28pt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loext:graphic-properties draw:fill="solid" draw:fill-color="#729fcf" draw:opacity="23%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b66c" draw:opacity="20%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4.298cm" svg:x="5.375cm" svg:y="8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635cm" svg:x="10.666cm" svg:y="16.226cm">
          <text:p text:style-name="P2"><text:span text:style-name="T1">E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635cm" svg:x="17.821cm" svg:y="16.026cm">
          <text:p text:style-name="P3"><text:span text:style-name="T1">E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635cm" svg:x="20.236cm" svg:y="16.026cm">
          <text:p text:style-name="P3"><text:span text:style-name="T1">E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143cm" svg:height="0.762cm" svg:x="6.737cm" svg:y="11.597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8.937cm" svg:y="11.598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1.037cm" svg:y="11.599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937cm" svg:y="11.6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889cm" svg:x="14.873cm" svg:y="1.581cm">
          <text:p text:style-name="P5"><text:span text:style-name="T2">h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963cm" svg:y1="16.24cm" svg:x2="6.899cm" svg:y2="14.97cm">
          <text:p/>
        </draw:line>
        <draw:line draw:style-name="gr5" draw:text-style-name="P6" draw:layer="layout" svg:x1="11.09cm" svg:y1="16.24cm" svg:x2="9.058cm" svg:y2="14.97cm">
          <text:p/>
        </draw:line>
        <draw:line draw:style-name="gr5" draw:text-style-name="P6" draw:layer="layout" svg:x1="11.09cm" svg:y1="16.24cm" svg:x2="11.09cm" svg:y2="14.97cm">
          <text:p/>
        </draw:line>
        <draw:line draw:style-name="gr5" draw:text-style-name="P6" draw:layer="layout" svg:x1="11.09cm" svg:y1="16.24cm" svg:x2="13.495cm" svg:y2="14.956cm">
          <text:p/>
        </draw:line>
        <draw:line draw:style-name="gr5" draw:text-style-name="P6" draw:layer="layout" svg:x1="11.09cm" svg:y1="16.24cm" svg:x2="15.154cm" svg:y2="14.978cm">
          <text:p/>
        </draw:line>
        <draw:frame draw:style-name="gr6" draw:text-style-name="P8" draw:layer="layout" svg:width="2.032cm" svg:height="1.352cm" svg:x="12.36cm" svg:y="13.118cm">
          <draw:text-box>
            <text:p text:style-name="P7">. . .</text:p>
          </draw:text-box>
        </draw:frame>
        <draw:custom-shape draw:style-name="gr7" draw:text-style-name="P4" draw:layer="layout" svg:width="0.508cm" svg:height="0.254cm" draw:transform="rotate (-3.14159265358979) translate (7.642cm 10.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svg:x="10.335cm" svg:y="11.8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0.889cm" svg:height="0.381cm" svg:x="13.26cm" svg:y="11.816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8" draw:layer="layout" svg:width="2.032cm" svg:height="1.352cm" svg:x="17.233cm" svg:y="13.104cm">
          <draw:text-box>
            <text:p text:style-name="P7">. . .</text:p>
          </draw:text-box>
        </draw:frame>
        <draw:frame draw:style-name="gr6" draw:text-style-name="P8" draw:layer="layout" svg:width="2.032cm" svg:height="1.352cm" svg:x="19.633cm" svg:y="13.104cm">
          <draw:text-box>
            <text:p text:style-name="P7">. . .</text:p>
          </draw:text-box>
        </draw:frame>
        <draw:custom-shape draw:style-name="gr9" draw:text-style-name="P3" draw:layer="layout" svg:width="0.254cm" svg:height="0.635cm" svg:x="18.049cm" svg:y="12.7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254cm" svg:height="0.635cm" svg:x="20.35cm" svg:y="12.7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2.081cm" svg:height="4.198cm" svg:x="17.118cm" svg:y="8.287cm">
          <text:p text:style-name="P3"><text:span text:style-name="T1">BI</text:span></text:p>
          <text:p text:style-name="P3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081cm" svg:height="4.198cm" svg:x="19.418cm" svg:y="8.287cm">
          <text:p text:style-name="P3"><text:span text:style-name="T1">BI</text:span></text:p>
          <text:p text:style-name="P3"><text:span text:style-name="T1">LSTM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19cm" svg:y1="15.927cm" svg:x2="18.19cm" svg:y2="14.657cm">
          <text:p/>
        </draw:line>
        <draw:line draw:style-name="gr5" draw:text-style-name="P6" draw:layer="layout" svg:x1="20.59cm" svg:y1="15.928cm" svg:x2="20.59cm" svg:y2="14.658cm">
          <text:p/>
        </draw:line>
        <draw:custom-shape draw:style-name="gr11" draw:text-style-name="P4" xml:id="id1" draw:id="id1" draw:layer="layout" svg:width="1.143cm" svg:height="0.761cm" draw:transform="skewX (0.0406661715714679) translate (5.868cm 10.199cm)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7.937cm" svg:y="10.199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0.037cm" svg:y="10.2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037cm" svg:y="10.201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889cm" svg:height="0.381cm" draw:transform="rotate (-3.14159265358979) translate (13.049cm 10.8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draw:transform="rotate (-3.14159265358979) translate (9.742cm 10.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svg:x="8.134cm" svg:y="11.8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12" draw:text-style-name="P6" draw:layer="layout" draw:type="curve" draw:line-skew="0.496cm" svg:x1="6.835cm" svg:y1="13.94cm" svg:x2="6.408cm" svg:y2="10.96cm" draw:end-shape="id1" draw:end-glue-point="2" svg:d="M6835 13940c0-1114-427 375-427-2980" svg:viewBox="0 0 428 2981">
            <text:p/>
          </draw:connector>
          <draw:connector draw:style-name="gr12" draw:text-style-name="P6" draw:layer="layout" draw:type="curve" draw:line-skew="-0.315cm" svg:x1="6.835cm" svg:y1="13.941cm" svg:x2="7.308cm" svg:y2="12.359cm" draw:end-shape="id2" draw:end-glue-point="2" svg:d="M6835 13941c0-1282 473-492 473-1582" svg:viewBox="0 0 474 1583">
            <text:p/>
          </draw:connector>
        </draw:g>
        <draw:g>
          <draw:connector draw:style-name="gr12" draw:text-style-name="P6" draw:layer="layout" draw:type="curve" draw:line-skew="0.496cm" svg:x1="9.014cm" svg:y1="13.941cm" svg:x2="8.587cm" svg:y2="10.961cm" svg:d="M9014 13941c0-1491-427-1-427-2980" svg:viewBox="0 0 428 2981">
            <text:p/>
          </draw:connector>
          <draw:connector draw:style-name="gr12" draw:text-style-name="P6" draw:layer="layout" draw:type="curve" draw:line-skew="-0.315cm" svg:x1="9.014cm" svg:y1="13.942cm" svg:x2="9.487cm" svg:y2="12.36cm" svg:d="M9014 13942c0-1282 473-492 473-1582" svg:viewBox="0 0 474 1583">
            <text:p/>
          </draw:connector>
        </draw:g>
        <draw:g>
          <draw:connector draw:style-name="gr12" draw:text-style-name="P6" draw:layer="layout" draw:type="curve" draw:line-skew="0.496cm" svg:x1="11.093cm" svg:y1="13.942cm" svg:x2="10.666cm" svg:y2="10.962cm" svg:d="M11093 13942c0-1491-427-1-427-2980" svg:viewBox="0 0 428 2981">
            <text:p/>
          </draw:connector>
          <draw:connector draw:style-name="gr12" draw:text-style-name="P6" draw:layer="layout" draw:type="curve" draw:line-skew="-0.315cm" svg:x1="11.093cm" svg:y1="13.943cm" svg:x2="11.566cm" svg:y2="12.361cm" svg:d="M11093 13943c0-1282 473-492 473-1582" svg:viewBox="0 0 474 1583">
            <text:p/>
          </draw:connector>
        </draw:g>
        <draw:g>
          <draw:connector draw:style-name="gr12" draw:text-style-name="P6" draw:layer="layout" draw:type="curve" draw:line-skew="0.496cm" svg:x1="15.072cm" svg:y1="13.943cm" svg:x2="14.645cm" svg:y2="10.963cm" svg:d="M15072 13943c0-1491-427-1-427-2980" svg:viewBox="0 0 428 2981">
            <text:p/>
          </draw:connector>
          <draw:connector draw:style-name="gr12" draw:text-style-name="P6" draw:layer="layout" draw:type="curve" draw:line-skew="-0.315cm" svg:x1="15.072cm" svg:y1="13.944cm" svg:x2="15.545cm" svg:y2="12.362cm" svg:d="M15072 13944c0-1282 473-492 473-1582" svg:viewBox="0 0 474 1583">
            <text:p/>
          </draw:connector>
        </draw:g>
        <draw:g>
          <draw:connector draw:style-name="gr12" draw:text-style-name="P6" draw:layer="layout" draw:type="curve" draw:line-skew="0.291cm" svg:x1="8.609cm" svg:y1="10.617cm" svg:x2="9.766cm" svg:y2="9.176cm" svg:d="M8609 10617c0-775 1157-55 1157-1441" svg:viewBox="0 0 1158 1442">
            <text:p/>
          </draw:connector>
          <draw:connector draw:style-name="gr12" draw:text-style-name="P6" draw:layer="layout" draw:type="curve" draw:line-skew="-0.607cm" svg:x1="9.478cm" svg:y1="11.598cm" svg:x2="9.766cm" svg:y2="9.176cm" svg:d="M9478 11598c0-2456 288-1245 288-2422" svg:viewBox="0 0 289 2423">
            <text:p/>
          </draw:connector>
        </draw:g>
        <draw:g>
          <draw:connector draw:style-name="gr12" draw:text-style-name="P6" draw:layer="layout" draw:type="curve" draw:line-skew="0.291cm" svg:x1="10.679cm" svg:y1="10.617cm" svg:x2="11.836cm" svg:y2="9.176cm" svg:d="M10679 10617c0-775 1157-54 1157-1441" svg:viewBox="0 0 1158 1442">
            <text:p/>
          </draw:connector>
          <draw:connector draw:style-name="gr12" draw:text-style-name="P6" draw:layer="layout" draw:type="curve" draw:line-skew="-0.607cm" svg:x1="11.548cm" svg:y1="11.599cm" svg:x2="11.836cm" svg:y2="9.176cm" svg:d="M11548 11599c0-2457 288-1246 288-2423" svg:viewBox="0 0 289 2424">
            <text:p/>
          </draw:connector>
        </draw:g>
        <draw:g>
          <draw:connector draw:style-name="gr12" draw:text-style-name="P6" draw:layer="layout" draw:type="curve" draw:line-skew="0.291cm" svg:x1="14.749cm" svg:y1="10.618cm" svg:x2="15.662cm" svg:y2="9.176cm" svg:d="M14749 10618c0-776 913-54 913-1442" svg:viewBox="0 0 914 1443">
            <text:p/>
          </draw:connector>
          <draw:connector draw:style-name="gr12" draw:text-style-name="P6" draw:layer="layout" draw:type="curve" draw:line-skew="-0.607cm" svg:x1="15.435cm" svg:y1="11.6cm" svg:x2="15.662cm" svg:y2="9.176cm" svg:d="M15435 11600c0-2458 227-1246 227-2424" svg:viewBox="0 0 228 2425">
            <text:p/>
          </draw:connector>
        </draw:g>
        <draw:g>
          <draw:connector draw:style-name="gr12" draw:text-style-name="P6" draw:layer="layout" draw:type="curve" draw:line-skew="0.291cm" svg:x1="6.379cm" svg:y1="10.618cm" svg:x2="7.536cm" svg:y2="9.176cm" svg:d="M6379 10618c0-776 1157-55 1157-1442" svg:viewBox="0 0 1158 1443">
            <text:p/>
          </draw:connector>
          <draw:connector draw:style-name="gr12" draw:text-style-name="P6" draw:layer="layout" draw:type="curve" draw:line-skew="-0.607cm" svg:x1="7.248cm" svg:y1="11.599cm" svg:x2="7.536cm" svg:y2="9.176cm" svg:d="M7248 11599c0-2456 288-1246 288-2423" svg:viewBox="0 0 289 2424">
            <text:p/>
          </draw:connector>
        </draw:g>
        <draw:custom-shape draw:style-name="gr13" draw:text-style-name="P1" draw:layer="layout" svg:width="11.176cm" svg:height="3.886cm" svg:x="5.375cm" svg:y="3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762cm" svg:x="6.737cm" svg:y="6.297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8.937cm" svg:y="6.298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1.037cm" svg:y="6.299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937cm" svg:y="6.3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08cm" svg:height="0.254cm" draw:transform="rotate (-3.14159265358979) translate (7.642cm 5.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svg:x="10.335cm" svg:y="6.5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0.889cm" svg:height="0.381cm" svg:x="13.26cm" svg:y="6.516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143cm" svg:height="0.761cm" draw:transform="skewX (0.0406661715714679) translate (5.868cm 4.899cm)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7.937cm" svg:y="4.899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0.037cm" svg:y="4.9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037cm" svg:y="4.901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889cm" svg:height="0.381cm" draw:transform="rotate (-3.14159265358979) translate (13.049cm 5.5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draw:transform="rotate (-3.14159265358979) translate (9.742cm 5.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508cm" svg:height="0.254cm" svg:x="8.134cm" svg:y="6.5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12" draw:text-style-name="P6" draw:layer="layout" draw:type="curve" draw:line-skew="0.338cm" svg:x1="9.828cm" svg:y1="8.312cm" svg:x2="8.64cm" svg:y2="5.761cm" svg:d="M9828 8312c0-1479-1188-203-1188-2551" svg:viewBox="0 0 1189 2552">
            <text:p/>
          </draw:connector>
          <draw:connector draw:style-name="gr12" draw:text-style-name="P6" draw:layer="layout" draw:type="curve" draw:line-skew="0.009cm" svg:x1="9.828cm" svg:y1="8.312cm" svg:x2="9.54cm" svg:y2="6.96cm" svg:d="M9828 8312c0-1002-288-326-288-1352" svg:viewBox="0 0 289 1353">
            <text:p/>
          </draw:connector>
        </draw:g>
        <draw:g>
          <draw:connector draw:style-name="gr12" draw:text-style-name="P6" draw:layer="layout" draw:type="curve" draw:line-skew="0.338cm" svg:x1="11.86cm" svg:y1="8.312cm" svg:x2="10.672cm" svg:y2="5.762cm" svg:d="M11860 8312c0-1478-1188-203-1188-2550" svg:viewBox="0 0 1189 2551">
            <text:p/>
          </draw:connector>
          <draw:connector draw:style-name="gr12" draw:text-style-name="P6" draw:layer="layout" draw:type="curve" draw:line-skew="0.009cm" svg:x1="11.86cm" svg:y1="8.312cm" svg:x2="11.572cm" svg:y2="6.96cm" svg:d="M11860 8312c0-1001-288-326-288-1352" svg:viewBox="0 0 289 1353">
            <text:p/>
          </draw:connector>
        </draw:g>
        <draw:g>
          <draw:connector draw:style-name="gr12" draw:text-style-name="P6" draw:layer="layout" draw:type="curve" draw:line-skew="0.338cm" svg:x1="15.892cm" svg:y1="8.287cm" svg:x2="14.704cm" svg:y2="5.763cm" svg:d="M15892 8287c0-1463-1188-201-1188-2524" svg:viewBox="0 0 1189 2525">
            <text:p/>
          </draw:connector>
          <draw:connector draw:style-name="gr12" draw:text-style-name="P6" draw:layer="layout" draw:type="curve" draw:line-skew="0.009cm" svg:x1="15.892cm" svg:y1="8.287cm" svg:x2="15.604cm" svg:y2="6.948cm" svg:d="M15892 8287c0-992-288-322-288-1339" svg:viewBox="0 0 289 1340">
            <text:p/>
          </draw:connector>
        </draw:g>
        <draw:frame draw:style-name="gr6" draw:text-style-name="P8" draw:layer="layout" svg:width="2.032cm" svg:height="1.352cm" svg:x="12.66cm" svg:y="7.918cm">
          <draw:text-box>
            <text:p text:style-name="P7">. . .</text:p>
          </draw:text-box>
        </draw:frame>
        <draw:g>
          <draw:connector draw:style-name="gr12" draw:text-style-name="P6" draw:layer="layout" draw:type="curve" draw:line-skew="0.338cm" svg:x1="7.56cm" svg:y1="8.312cm" svg:x2="6.372cm" svg:y2="5.762cm" svg:d="M7560 8312c0-1478-1188-203-1188-2550" svg:viewBox="0 0 1189 2551">
            <text:p/>
          </draw:connector>
          <draw:connector draw:style-name="gr12" draw:text-style-name="P6" draw:layer="layout" draw:type="curve" draw:line-skew="0.009cm" svg:x1="7.56cm" svg:y1="8.312cm" svg:x2="7.272cm" svg:y2="6.96cm" svg:d="M7560 8312c0-1001-288-326-288-1352" svg:viewBox="0 0 289 1353">
            <text:p/>
          </draw:connector>
        </draw:g>
        <draw:custom-shape draw:style-name="gr14" draw:text-style-name="P10" draw:layer="layout" svg:width="1.778cm" svg:height="0.581cm" svg:x="6.645cm" svg:y="8.52cm">
          <text:p text:style-name="P3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81cm" svg:x="8.845cm" svg:y="8.52cm">
          <text:p text:style-name="P3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81cm" svg:x="10.945cm" svg:y="8.52cm">
          <text:p text:style-name="P3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81cm" svg:x="14.645cm" svg:y="8.52cm">
          <text:p text:style-name="P3"><text:span text:style-name="T1">concat</text:span></text:p>
          <draw:enhanced-geometry svg:viewBox="0 0 21600 21600" draw:type="rectangle" draw:enhanced-path="M 0 0 L 21600 0 21600 21600 0 21600 0 0 Z N"/>
        </draw:custom-shape>
        <draw:g>
          <draw:connector draw:style-name="gr12" draw:text-style-name="P6" xml:id="id3" draw:id="id3" draw:layer="layout" draw:type="curve" draw:line-skew="0.403cm" svg:x1="14.608cm" svg:y1="5.216cm" svg:x2="15.279cm" svg:y2="4.161cm" svg:d="M14608 5216c0-613 671-86 671-1055" svg:viewBox="0 0 672 1056">
            <text:p/>
          </draw:connector>
          <draw:connector draw:style-name="gr12" draw:text-style-name="P6" draw:layer="layout" draw:type="curve" svg:x1="15.606cm" svg:y1="6.3cm" svg:x2="15.279cm" svg:y2="4.161cm" draw:end-shape="id3" draw:end-glue-point="3" svg:d="M15606 6300c364 0 528-2139-327-2139" svg:viewBox="0 0 624 2140">
            <text:p/>
          </draw:connector>
        </draw:g>
        <draw:custom-shape draw:style-name="gr14" draw:text-style-name="P10" draw:layer="layout" svg:width="1.778cm" svg:height="0.581cm" svg:x="14.345cm" svg:y="3.52cm">
          <text:p text:style-name="P3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4cm" svg:height="0.635cm" svg:x="15.154cm" svg:y="2.6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out" svg:width="2.081cm" svg:height="3.824cm" svg:x="17.118cm" svg:y="3.461cm">
          <text:p text:style-name="P3"><text:span text:style-name="T1">BI</text:span></text:p>
          <text:p text:style-name="P3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081cm" svg:height="3.824cm" svg:x="19.418cm" svg:y="3.461cm">
          <text:p text:style-name="P3"><text:span text:style-name="T1">BI</text:span></text:p>
          <text:p text:style-name="P3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4cm" svg:height="0.635cm" svg:x="18.05cm" svg:y="7.4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254cm" svg:height="0.635cm" svg:x="20.351cm" svg:y="7.4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889cm" svg:height="0.889cm" svg:x="17.673cm" svg:y="1.581cm">
          <text:p text:style-name="P5"><text:span text:style-name="T2">h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254cm" svg:height="0.635cm" svg:x="17.954cm" svg:y="2.6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889cm" svg:height="0.889cm" svg:x="20.072cm" svg:y="1.581cm">
          <text:p text:style-name="P5"><text:span text:style-name="T2">h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254cm" svg:height="0.635cm" svg:x="20.353cm" svg:y="2.6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0.635cm" svg:height="1.016cm" svg:x="6.526cm" svg:y="13.848cm">
          <text:p text:style-name="P11"><text:span text:style-name="T4">x</text:span><text:span text:style-name="T5">0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6" draw:text-style-name="P11" draw:layer="layout" svg:width="0.635cm" svg:height="1.016cm" svg:x="8.726cm" svg:y="13.849cm">
          <text:p text:style-name="P11"><text:span text:style-name="T4">x</text:span><text:span text:style-name="T5">1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6" draw:text-style-name="P11" draw:layer="layout" svg:width="0.635cm" svg:height="1.016cm" svg:x="10.726cm" svg:y="13.85cm">
          <text:p text:style-name="P11"><text:span text:style-name="T4">x</text:span><text:span text:style-name="T5">2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6" draw:text-style-name="P11" draw:layer="layout" svg:width="0.635cm" svg:height="1.016cm" svg:x="14.826cm" svg:y="13.851cm">
          <text:p text:style-name="P11"><text:span text:style-name="T4">x</text:span><text:span text:style-name="T5">t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1:50:03.245000000</meta:creation-date>
    <dc:date>2019-06-05T02:38:21.537000000</dc:date>
    <meta:editing-duration>P1DT4H25M6S</meta:editing-duration>
    <meta:editing-cycles>9</meta:editing-cycles>
    <meta:generator>LibreOffice/6.2.2.2$Windows_x86 LibreOffice_project/2b840030fec2aae0fd2658d8d4f9548af4e3518d</meta:generator>
    <meta:document-statistic meta:object-count="106"/>
  </office:meta>
</office:document-meta>
</file>